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00000004BCF8BC954B78395E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5b23e" officeooo:paragraph-rsid="00105f34"/>
    </style:style>
    <style:style style:name="P2" style:family="paragraph" style:parent-style-name="Standard">
      <style:text-properties style:text-underline-style="solid" style:text-underline-width="auto" style:text-underline-color="font-color" officeooo:rsid="0015ae8e" officeooo:paragraph-rsid="00105f34"/>
    </style:style>
    <style:style style:name="P3" style:family="paragraph" style:parent-style-name="Standard">
      <style:text-properties style:text-underline-style="solid" style:text-underline-width="auto" style:text-underline-color="font-color" officeooo:rsid="001c6551" officeooo:paragraph-rsid="00105f34"/>
    </style:style>
    <style:style style:name="P4" style:family="paragraph" style:parent-style-name="Standard">
      <style:text-properties style:text-underline-style="solid" style:text-underline-width="auto" style:text-underline-color="font-color" officeooo:rsid="001351a9" officeooo:paragraph-rsid="001351a9"/>
    </style:style>
    <style:style style:name="P5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0f7d57" officeooo:paragraph-rsid="00105f34" style:font-style-asian="normal" style:font-weight-asian="bold" style:font-style-complex="normal" style:font-weight-complex="bold"/>
    </style:style>
    <style:style style:name="P6" style:family="paragraph" style:parent-style-name="Standard" style:list-style-name="L1">
      <style:text-properties officeooo:rsid="000f7d57" officeooo:paragraph-rsid="00105f34"/>
    </style:style>
    <style:style style:name="P7" style:family="paragraph" style:parent-style-name="Standard" style:list-style-name="L1">
      <style:text-properties officeooo:rsid="001b2f28" officeooo:paragraph-rsid="00105f34"/>
    </style:style>
    <style:style style:name="P8" style:family="paragraph" style:parent-style-name="Standard">
      <style:text-properties officeooo:rsid="001b2f28" officeooo:paragraph-rsid="00105f34"/>
    </style:style>
    <style:style style:name="P9" style:family="paragraph" style:parent-style-name="Standard" style:list-style-name="L1">
      <style:text-properties officeooo:rsid="000da264" officeooo:paragraph-rsid="00105f34"/>
    </style:style>
    <style:style style:name="P10" style:family="paragraph" style:parent-style-name="Standard" style:list-style-name="L1">
      <style:text-properties officeooo:rsid="0015ae8e" officeooo:paragraph-rsid="00105f34"/>
    </style:style>
    <style:style style:name="P11" style:family="paragraph" style:parent-style-name="Standard">
      <style:text-properties officeooo:rsid="0015ae8e" officeooo:paragraph-rsid="00105f34"/>
    </style:style>
    <style:style style:name="P12" style:family="paragraph" style:parent-style-name="Standard">
      <style:text-properties officeooo:paragraph-rsid="00105f34"/>
    </style:style>
    <style:style style:name="P13" style:family="paragraph" style:parent-style-name="Standard" style:list-style-name="L1">
      <style:text-properties officeooo:rsid="00105f34" officeooo:paragraph-rsid="00105f34"/>
    </style:style>
    <style:style style:name="P14" style:family="paragraph" style:parent-style-name="Standard" style:list-style-name="L1">
      <style:text-properties officeooo:rsid="0011b3d2" officeooo:paragraph-rsid="0011b3d2"/>
    </style:style>
    <style:style style:name="P15" style:family="paragraph" style:parent-style-name="Standard">
      <style:text-properties style:text-underline-style="none" officeooo:rsid="001351a9" officeooo:paragraph-rsid="001351a9"/>
    </style:style>
    <style:style style:name="T1" style:family="text">
      <style:text-properties officeooo:rsid="000da264"/>
    </style:style>
    <style:style style:name="T2" style:family="text">
      <style:text-properties officeooo:rsid="00105f34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xp<text:span text:style-name="T2">17</text:span> : <text:span text:style-name="T2">Target Code Generation (8086) - Backend</text:span></text:p>
      <text:list xml:id="list4246948163" text:style-name="L1">
        <text:list-item>
          <text:p text:style-name="P6">Start</text:p>
        </text:list-item>
        <text:list-item>
          <text:p text:style-name="P13">Enter the three address code ( operator , argument1 , argument2 , result ) in input.txt file </text:p>
        </text:list-item>
        <text:list-item>
          <text:p text:style-name="P14">fp = fopen ( “input.txt” , “r” )</text:p>
        </text:list-item>
        <text:list-item>
          <text:p text:style-name="P14">while ( !feof ( fp ) ) do</text:p>
          <text:list>
            <text:list-item>
              <text:p text:style-name="P14">print MOV R0, arg1</text:p>
            </text:list-item>
            <text:list-item>
              <text:p text:style-name="P14">if ( op = + ) then </text:p>
              <text:list>
                <text:list-header>
                  <text:p text:style-name="P14">print ADD R0, arg2</text:p>
                </text:list-header>
              </text:list>
            </text:list-item>
            <text:list-item>
              <text:p text:style-name="P14">if ( op = - ) then</text:p>
              <text:list>
                <text:list-header>
                  <text:p text:style-name="P14">print SUB R0, arg2</text:p>
                </text:list-header>
              </text:list>
            </text:list-item>
            <text:list-item>
              <text:p text:style-name="P14">if ( op = * ) then </text:p>
              <text:list>
                <text:list-header>
                  <text:p text:style-name="P14">print MUL R0, arg2</text:p>
                </text:list-header>
              </text:list>
            </text:list-item>
            <text:list-item>
              <text:p text:style-name="P14">if ( op = / ) then</text:p>
              <text:list>
                <text:list-header>
                  <text:p text:style-name="P14">print DIV R0, arg2</text:p>
                </text:list-header>
              </text:list>
            </text:list-item>
            <text:list-item>
              <text:p text:style-name="P14">print MOV res, R0</text:p>
            </text:list-item>
          </text:list>
        </text:list-item>
        <text:list-item>
          <text:p text:style-name="P10">Stop</text:p>
        </text:list-item>
      </text:list>
      <text:p text:style-name="P11"/>
      <text:p text:style-name="P12"/>
      <text:p text:style-name="P2"><text:span text:style-name="T2">Target Code ( 8086 ) - Backend of the Compiler</text:span> ( C )</text:p>
      <text:p text:style-name="P12">#include&lt;stdio.h&gt;</text:p>
      <text:p text:style-name="P12">#include&lt;string.h&gt;</text:p>
      <text:p text:style-name="P12"/>
      <text:p text:style-name="P12">int main(){</text:p>
      <text:p text:style-name="P12"><text:s text:c="4"/>char op[2],arg1[5],arg2[5],res[5];</text:p>
      <text:p text:style-name="P12"><text:s text:c="4"/>FILE *fp = fopen("input.txt","r");</text:p>
      <text:p text:style-name="P12"><text:s text:c="4"/>FILE *fs = fopen("output.txt","w");</text:p>
      <text:p text:style-name="P12"><text:s text:c="4"/></text:p>
      <text:p text:style-name="P12"><text:s text:c="4"/>while(!feof(fp)){</text:p>
      <text:p text:style-name="P12"><text:s text:c="8"/>fscanf(fp,"%s%s%s%s",op,arg1,arg2,res);</text:p>
      <text:p text:style-name="P12"><text:s text:c="8"/>fprintf(fs,"MOV R0,%s\n",arg1);</text:p>
      <text:p text:style-name="P12"><text:s text:c="8"/>if(strcmp(op,"+")==0){</text:p>
      <text:p text:style-name="P12"><text:s text:c="12"/>fprintf(fs,"ADD R0,%s\n",arg2);</text:p>
      <text:p text:style-name="P12"><text:s text:c="8"/>}else if(strcmp(op,"-")==0){</text:p>
      <text:p text:style-name="P12"><text:s text:c="12"/>fprintf(fs,"SUB R0,%s\n",arg2);</text:p>
      <text:p text:style-name="P12"><text:s text:c="8"/>}else if(strcmp(op,"*")==0){</text:p>
      <text:p text:style-name="P12"><text:s text:c="12"/>fprintf(fs,"MUL R0,%s\n",arg2);</text:p>
      <text:p text:style-name="P12"><text:s text:c="8"/>}else if(strcmp(op,"/")==0){</text:p>
      <text:p text:style-name="P12"><text:s text:c="12"/>fprintf(fs,"DIV R0,%s\n",arg2);</text:p>
      <text:p text:style-name="P12"><text:s text:c="8"/>}</text:p>
      <text:p text:style-name="P12"><text:s text:c="8"/>fprintf(fs,"MOV %s,R0\n",res);</text:p>
      <text:p text:style-name="P12"><text:s text:c="4"/>}</text:p>
      <text:p text:style-name="P12"><text:s text:c="4"/>printf("output file created successfully\n");</text:p>
      <text:p text:style-name="P12"/>
      <text:p text:style-name="P12"><text:s text:c="4"/>return 0;</text:p>
      <text:p text:style-name="P12">}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"><text:soft-page-break/>input.txt</text:p>
      <text:p text:style-name="P15">+ a b t1</text:p>
      <text:p text:style-name="P15">* c d t2</text:p>
      <text:p text:style-name="P15">- t1 t2 t</text:p>
      <text:p text:style-name="P15">= t ? x<text:line-break/><text:line-break/><text:span text:style-name="T3">output.txt</text:span></text:p>
      <text:p text:style-name="P15">MOV R0,a</text:p>
      <text:p text:style-name="P15">ADD R0,b</text:p>
      <text:p text:style-name="P15">MOV t1,R0</text:p>
      <text:p text:style-name="P15">MOV R0,c</text:p>
      <text:p text:style-name="P15">MUL R0,d</text:p>
      <text:p text:style-name="P15">MOV t2,R0</text:p>
      <text:p text:style-name="P15">MOV R0,t1</text:p>
      <text:p text:style-name="P15">SUB R0,t2</text:p>
      <text:p text:style-name="P15">MOV t,R0</text:p>
      <text:p text:style-name="P15">MOV R0,t</text:p>
      <text:p text:style-name="P15">MOV x,R0</text:p>
      <text:p text:style-name="P15"/>
      <text:p text:style-name="P3">output</text:p>
      <text:p text:style-name="P12"/>
      <text:p text:style-name="P1"><draw:frame draw:style-name="fr1" draw:name="Image1" text:anchor-type="char" svg:width="17cm" svg:height="1.66cm" draw:z-index="0"><draw:image xlink:href="Pictures/10000000000003000000004BCF8BC954B78395E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11:52:46.072792390</meta:creation-date>
    <dc:date>2023-12-17T12:01:25.667528152</dc:date>
    <meta:editing-duration>PT8M38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2" meta:paragraph-count="58" meta:word-count="204" meta:character-count="1309" meta:non-whitespace-character-count="1025"/>
  </office:meta>
</office:document-meta>
</file>